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top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min-height="0.35cm" fo:min-width="1.8cm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 fo:min-height="0.75cm" fo:min-width="3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cm" svg:height="1cm" svg:x="7.7cm" svg:y="1.7cm">
          <text:p text:style-name="P1"><text:span text:style-name="T1">Image Reposi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4cm" svg:height="1.3cm" svg:x="1.5cm" svg:y="3.9cm">
          <text:p text:style-name="P1"><text:span text:style-name="T1">Image 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cm" svg:height="1.3cm" svg:x="7.1cm" svg:y="3.9cm">
          <text:p text:style-name="P1"><text:span text:style-name="T1">Image 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4cm" svg:height="1.3cm" svg:x="12.7cm" svg:y="3.9cm">
          <text:p text:style-name="P1"><text:span text:style-name="T1">Imag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2cm" svg:height="1cm" svg:x="7.7cm" svg:y="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6" draw:id="id6" draw:layer="layout" svg:width="0.794cm" svg:height="0.645cm" svg:x="18.5cm" svg:y="4.2cm">
          <draw:text-box>
            <text:p><text:span text:style-name="T1">...</text:span></text:p>
          </draw:text-box>
        </draw:frame>
        <draw:connector draw:style-name="gr4" draw:text-style-name="P2" draw:layer="layout" svg:x1="9.8cm" svg:y1="2.7cm" svg:x2="4.2cm" svg:y2="3.9cm" draw:start-shape="id1" draw:start-glue-point="2" draw:end-shape="id2" draw:end-glue-point="0" svg:d="M9800 2700v600h-5600v600" svg:viewBox="0 0 5601 1201">
          <text:p/>
        </draw:connector>
        <draw:connector draw:style-name="gr4" draw:text-style-name="P2" draw:layer="layout" svg:x1="9.8cm" svg:y1="2.7cm" svg:x2="9.8cm" svg:y2="3.9cm" draw:start-shape="id1" draw:start-glue-point="2" draw:end-shape="id3" draw:end-glue-point="0" svg:d="M9800 2700v1200" svg:viewBox="0 0 1 1201">
          <text:p/>
        </draw:connector>
        <draw:connector draw:style-name="gr4" draw:text-style-name="P2" draw:layer="layout" svg:x1="9.8cm" svg:y1="2.7cm" svg:x2="15.4cm" svg:y2="3.9cm" draw:start-shape="id1" draw:start-glue-point="2" draw:end-shape="id4" svg:d="M9800 2700v600h5600v600" svg:viewBox="0 0 5601 1201">
          <text:p/>
        </draw:connector>
        <draw:connector draw:style-name="gr5" draw:text-style-name="P2" draw:layer="layout" draw:line-skew="0.3cm" svg:x1="4.2cm" svg:y1="5.2cm" svg:x2="9.8cm" svg:y2="7cm" draw:start-shape="id2" draw:start-glue-point="2" draw:end-shape="id5" draw:end-glue-point="0" svg:d="M4200 5200v1200h5600v600" svg:viewBox="0 0 5601 1801">
          <text:p text:style-name="P1"><text:span text:style-name="T1">FEATURE_FOO=1</text:span></text:p>
        </draw:connector>
        <draw:connector draw:style-name="gr6" draw:text-style-name="P2" draw:layer="layout" svg:x1="9.8cm" svg:y1="5.2cm" svg:x2="9.8cm" svg:y2="7cm" draw:start-shape="id3" draw:start-glue-point="2" draw:end-shape="id5" draw:end-glue-point="0" svg:d="M9800 5200v1800" svg:viewBox="0 0 1 1801">
          <text:p text:style-name="P1"><text:span text:style-name="T1">FEATURE_FOO=0</text:span></text:p>
        </draw:connector>
        <draw:connector draw:style-name="gr7" draw:text-style-name="P2" draw:layer="layout" draw:line-skew="0.3cm" svg:x1="15.4cm" svg:y1="5.2cm" svg:x2="9.8cm" svg:y2="7cm" draw:start-shape="id4" draw:start-glue-point="2" draw:end-shape="id5" svg:d="M15400 5200v1200h-5600v600" svg:viewBox="0 0 5601 1801">
          <text:p text:style-name="P1"><text:span text:style-name="T1">FEATURE_FOO=1</text:span></text:p>
        </draw:connector>
        <draw:connector draw:style-name="gr4" draw:text-style-name="P2" draw:layer="layout" draw:line-skew="-0.151cm" svg:x1="9.8cm" svg:y1="2.7cm" svg:x2="18.897cm" svg:y2="4.2cm" draw:start-shape="id1" draw:end-shape="id6" draw:end-glue-point="0" svg:d="M9800 2700v600h9097v900" svg:viewBox="0 0 9098 1501">
          <text:p/>
        </draw:connector>
        <draw:custom-shape draw:style-name="gr8" draw:text-style-name="P2" draw:layer="layout" svg:width="2.3cm" svg:height="0.6cm" svg:x="16.7cm" svg:y="8cm">
          <text:p text:style-name="P1"><text:span text:style-name="T1">Reci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0.6cm" svg:x="16.7cm" svg:y="8.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4.2cm" svg:height="1cm" svg:x="4.7cm" svg:y="8.9cm">
          <text:p text:style-name="P1"><text:span text:style-name="T1">Application</text:span></text:p>
          <text:p text:style-name="P1"><text:span text:style-name="T1">FEATURE_DAB=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4.2cm" svg:height="1cm" svg:x="10.7cm" svg:y="8.9cm">
          <text:p text:style-name="P1"><text:span text:style-name="T1">Application</text:span></text:p>
          <text:p text:style-name="P1"><text:span text:style-name="T1">FEATURE_DAB=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7.7cm" svg:y1="7.5cm" svg:x2="6.8cm" svg:y2="8.9cm" draw:start-shape="id5" draw:end-shape="id7" draw:end-glue-point="0" svg:d="M7700 7500h-900v1400" svg:viewBox="0 0 901 1401">
          <text:p text:style-name="P1"><text:span text:style-name="T2">1x</text:span></text:p>
        </draw:connector>
        <draw:connector draw:style-name="gr5" draw:text-style-name="P4" draw:layer="layout" svg:x1="11.9cm" svg:y1="7.5cm" svg:x2="12.8cm" svg:y2="8.9cm" draw:start-shape="id5" draw:end-shape="id8" svg:d="M11900 7500h900v1400" svg:viewBox="0 0 901 1401">
          <text:p text:style-name="P1"><text:span text:style-name="T2">1x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draw:textarea-horizontal-align="lef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6:11:11.966370690</meta:creation-date>
    <dc:date>2016-01-07T11:17:37.244245721</dc:date>
    <meta:editing-duration>PT18M54S</meta:editing-duration>
    <meta:editing-cycles>3</meta:editing-cycles>
    <meta:generator>LibreOffice/4.3.3.2$Linux_x86 LibreOffice_project/430m0$Build-2</meta:generator>
    <meta:document-statistic meta:object-count="19"/>
  </office:meta>
</office:document-meta>
</file>